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Even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Event.get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Event.AttributeEvent( String namespaceURI , String localName , String raw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Event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